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3.26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50.06pt"/>
    </style:style>
    <style:style style:name="co4" style:family="table-column">
      <style:table-column-properties fo:break-before="auto" style:column-width="68.8pt"/>
    </style:style>
    <style:style style:name="co5" style:family="table-column">
      <style:table-column-properties fo:break-before="auto" style:column-width="61.91pt"/>
    </style:style>
    <style:style style:name="co6" style:family="table-column">
      <style:table-column-properties fo:break-before="auto" style:column-width="39.4pt"/>
    </style:style>
    <style:style style:name="co7" style:family="table-column">
      <style:table-column-properties fo:break-before="auto" style:column-width="63.16pt"/>
    </style:style>
    <style:style style:name="co8" style:family="table-column">
      <style:table-column-properties fo:break-before="auto" style:column-width="35.66pt"/>
    </style:style>
    <style:style style:name="co9" style:family="table-column">
      <style:table-column-properties fo:break-before="auto" style:column-width="35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ff33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9ffff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996600"/>
    </style:style>
  </office:automatic-styles>
  <office:body>
    <office:spreadsheet>
      <table:calculation-settings table:automatic-find-labels="false"/>
      <table:table table:name="a2_input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MPG</text:p>
          </table:table-cell>
          <table:table-cell table:style-name="ce1" office:value-type="string" calcext:value-type="string">
            <text:p>Cylinders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string" calcext:value-type="string">
            <text:p>Horse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MPG Check</text:p>
          </table:table-cell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INT</text:p>
          </table:table-cell>
          <table:table-cell table:number-columns-repeated="4" table:style-name="ce2" office:value-type="string" calcext:value-type="string">
            <text:p>DOUB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AT</text:p>
          </table:table-cell>
          <table:table-cell table:style-name="ce2"/>
        </table:table-row>
        <table:table-row table:style-name="ro1">
          <table:table-cell office:value-type="string" calcext:value-type="string">
            <text:p>Chevrolet Chevelle Malibu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3504" calcext:value-type="float">
            <text:p>350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Skylark 3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3693" calcext:value-type="float">
            <text:p>3693</text:p>
          </table:table-cell>
          <table:table-cell office:value-type="float" office:value="11.5" calcext:value-type="float">
            <text:p>11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Satellit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436" calcext:value-type="float">
            <text:p>343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Rebel SST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433" calcext:value-type="float">
            <text:p>343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Torino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3449" calcext:value-type="float">
            <text:p>3449</text:p>
          </table:table-cell>
          <table:table-cell office:value-type="float" office:value="10.5" calcext:value-type="float">
            <text:p>1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alaxie 50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341" calcext:value-type="float">
            <text:p>434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Impal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float" office:value="220" calcext:value-type="float">
            <text:p>220</text:p>
          </table:table-cell>
          <table:table-cell office:value-type="float" office:value="4354" calcext:value-type="float">
            <text:p>43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Fury iii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312" calcext:value-type="float">
            <text:p>4312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1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Catalin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425" calcext:value-type="float">
            <text:p>442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1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Ambassador DPL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90" calcext:value-type="float">
            <text:p>190</text:p>
          </table:table-cell>
          <table:table-cell office:value-type="float" office:value="3850" calcext:value-type="float">
            <text:p>3850</text:p>
          </table:table-cell>
          <table:table-cell office:value-type="float" office:value="8.5" calcext:value-type="float">
            <text:p>8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oen DS-21 Palla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3090" calcext:value-type="float">
            <text:p>3090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  <table:table-cell table:formula="of:=IF([.B1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vrolet Chevelle Concours (sw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142" calcext:value-type="float">
            <text:p>4142</text:p>
          </table:table-cell>
          <table:table-cell office:value-type="float" office:value="11.5" calcext:value-type="float">
            <text:p>11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1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d Torino (sw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034" calcext:value-type="float">
            <text:p>4034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1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ymouth Satellite (sw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75" calcext:value-type="float">
            <text:p>175</text:p>
          </table:table-cell>
          <table:table-cell office:value-type="float" office:value="4166" calcext:value-type="float">
            <text:p>4166</text:p>
          </table:table-cell>
          <table:table-cell office:value-type="float" office:value="10.5" calcext:value-type="float">
            <text:p>1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1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 Rebel SST (sw)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850" calcext:value-type="float">
            <text:p>385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1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ge Challenger S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office:value-type="float" office:value="3563" calcext:value-type="float">
            <text:p>356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1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'Cuda 34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3609" calcext:value-type="float">
            <text:p>360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1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ustang Boss 3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3353" calcext:value-type="float">
            <text:p>335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20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vrolet Monte Carlo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3761" calcext:value-type="float">
            <text:p>3761</text:p>
          </table:table-cell>
          <table:table-cell office:value-type="float" office:value="9.5" calcext:value-type="float">
            <text:p>9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2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Estate Wagon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3086" calcext:value-type="float">
            <text:p>308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2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 Mark ii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pan</text:p>
          </table:table-cell>
          <table:table-cell table:formula="of:=IF([.B2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Dust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833" calcext:value-type="float">
            <text:p>2833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2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Horne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2774" calcext:value-type="float">
            <text:p>2774</text:p>
          </table:table-cell>
          <table:table-cell office:value-type="float" office:value="15.5" calcext:value-type="float">
            <text:p>15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2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587" calcext:value-type="float">
            <text:p>258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2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PL5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pan</text:p>
          </table:table-cell>
          <table:table-cell table:formula="of:=IF([.B2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1131 Deluxe Seda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835" calcext:value-type="float">
            <text:p>1835</text:p>
          </table:table-cell>
          <table:table-cell office:value-type="float" office:value="20.5" calcext:value-type="float">
            <text:p>2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  <table:table-cell table:formula="of:=IF([.B2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geot 50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672" calcext:value-type="float">
            <text:p>2672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  <table:table-cell table:formula="of:=IF([.B2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 100 L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2430" calcext:value-type="float">
            <text:p>2430</text:p>
          </table:table-cell>
          <table:table-cell office:value-type="float" office:value="14.5" calcext:value-type="float">
            <text:p>14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  <table:table-cell table:formula="of:=IF([.B3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b 99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office:value-type="float" office:value="17.5" calcext:value-type="float">
            <text:p>17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  <table:table-cell table:formula="of:=IF([.B3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W 200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2234" calcext:value-type="float">
            <text:p>2234</text:p>
          </table:table-cell>
          <table:table-cell office:value-type="float" office:value="12.5" calcext:value-type="float">
            <text:p>12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urope</text:p>
          </table:table-cell>
          <table:table-cell table:formula="of:=IF([.B3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Gremlin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2648" calcext:value-type="float">
            <text:p>264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3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2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15" calcext:value-type="float">
            <text:p>215</text:p>
          </table:table-cell>
          <table:table-cell office:value-type="float" office:value="4615" calcext:value-type="float">
            <text:p>461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3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y C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4376" calcext:value-type="float">
            <text:p>437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3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D20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210" calcext:value-type="float">
            <text:p>210</text:p>
          </table:table-cell>
          <table:table-cell office:value-type="float" office:value="4382" calcext:value-type="float">
            <text:p>4382</text:p>
          </table:table-cell>
          <table:table-cell office:value-type="float" office:value="13.5" calcext:value-type="float">
            <text:p>1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3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 1200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93" calcext:value-type="float">
            <text:p>193</text:p>
          </table:table-cell>
          <table:table-cell office:value-type="float" office:value="4732" calcext:value-type="float">
            <text:p>4732</text:p>
          </table:table-cell>
          <table:table-cell office:value-type="float" office:value="18.5" calcext:value-type="float">
            <text:p>18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S</text:p>
          </table:table-cell>
          <table:table-cell table:formula="of:=IF([.B3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PL5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pan</text:p>
          </table:table-cell>
          <table:table-cell table:formula="of:=IF([.B3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Vega 230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64" calcext:value-type="float">
            <text:p>2264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3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28" calcext:value-type="float">
            <text:p>2228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pan</text:p>
          </table:table-cell>
          <table:table-cell table:formula="of:=IF([.B4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4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Super Beetle 1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</text:p>
          </table:table-cell>
          <table:table-cell table:formula="of:=IF([.B42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 Gremlin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634" calcext:value-type="float">
            <text:p>263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4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Satellite Custom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439" calcext:value-type="float">
            <text:p>343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4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hevelle Malibu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29" calcext:value-type="float">
            <text:p>3329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4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Torino 5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302" calcext:value-type="float">
            <text:p>3302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4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3288" calcext:value-type="float">
            <text:p>3288</text:p>
          </table:table-cell>
          <table:table-cell office:value-type="float" office:value="15.5" calcext:value-type="float">
            <text:p>15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4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Impal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09" calcext:value-type="float">
            <text:p>420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4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Catalina Brougham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464" calcext:value-type="float">
            <text:p>4464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4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alaxie 50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54" calcext:value-type="float">
            <text:p>4154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Fury iii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Monaco (sw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80" calcext:value-type="float">
            <text:p>180</text:p>
          </table:table-cell>
          <table:table-cell office:value-type="float" office:value="4955" calcext:value-type="float">
            <text:p>4955</text:p>
          </table:table-cell>
          <table:table-cell office:value-type="float" office:value="11.5" calcext:value-type="float">
            <text:p>11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Country Squire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746" calcext:value-type="float">
            <text:p>474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Safari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5140" calcext:value-type="float">
            <text:p>514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Hornet Sportabout (sw)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2962" calcext:value-type="float">
            <text:p>2962</text:p>
          </table:table-cell>
          <table:table-cell office:value-type="float" office:value="13.5" calcext:value-type="float">
            <text:p>13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Vega (sw)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8" calcext:value-type="float">
            <text:p>240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Firebird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82" calcext:value-type="float">
            <text:p>32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ustang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139" calcext:value-type="float">
            <text:p>3139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Capri 200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0" calcext:value-type="float">
            <text:p>222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5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l 190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2123" calcext:value-type="float">
            <text:p>212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</text:p>
          </table:table-cell>
          <table:table-cell table:formula="of:=IF([.B6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geot 30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074" calcext:value-type="float">
            <text:p>2074</text:p>
          </table:table-cell>
          <table:table-cell office:value-type="float" office:value="19.5" calcext:value-type="float">
            <text:p>19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</text:p>
          </table:table-cell>
          <table:table-cell table:formula="of:=IF([.B6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at 124B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2065" calcext:value-type="float">
            <text:p>2065</text:p>
          </table:table-cell>
          <table:table-cell office:value-type="float" office:value="14.5" calcext:value-type="float">
            <text:p>14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</text:p>
          </table:table-cell>
          <table:table-cell table:formula="of:=IF([.B6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 12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773" calcext:value-type="float">
            <text:p>1773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pan</text:p>
          </table:table-cell>
          <table:table-cell table:formula="of:=IF([.B6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120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613" calcext:value-type="float">
            <text:p>1613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apan</text:p>
          </table:table-cell>
          <table:table-cell table:formula="of:=IF([.B6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Model 1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834" calcext:value-type="float">
            <text:p>1834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</text:p>
          </table:table-cell>
          <table:table-cell table:formula="of:=IF([.B6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Cricket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955" calcext:value-type="float">
            <text:p>1955</text:p>
          </table:table-cell>
          <table:table-cell office:value-type="float" office:value="20.5" calcext:value-type="float">
            <text:p>20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</text:p>
          </table:table-cell>
          <table:table-cell table:formula="of:=IF([.B6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 Hardtop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78" calcext:value-type="float">
            <text:p>2278</text:p>
          </table:table-cell>
          <table:table-cell office:value-type="float" office:value="15.5" calcext:value-type="float">
            <text:p>15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  <table:table-cell table:formula="of:=IF([.B6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lt Hardtop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7.5" calcext:value-type="float">
            <text:p>97.5</text:p>
          </table:table-cell>
          <table:table-cell office:value-type="float" office:value="80" calcext:value-type="float">
            <text:p>80</text:p>
          </table:table-cell>
          <table:table-cell office:value-type="float" office:value="2126" calcext:value-type="float">
            <text:p>212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6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Type 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2254" calcext:value-type="float">
            <text:p>2254</text:p>
          </table:table-cell>
          <table:table-cell office:value-type="float" office:value="23.5" calcext:value-type="float">
            <text:p>2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  <table:table-cell table:formula="of:=IF([.B6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Veg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408" calcext:value-type="float">
            <text:p>2408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Pinto Runabout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6" calcext:value-type="float">
            <text:p>2226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Impala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74" calcext:value-type="float">
            <text:p>427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Catalin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385" calcext:value-type="float">
            <text:p>438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Fury II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35" calcext:value-type="float">
            <text:p>4135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alaxie 50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29" calcext:value-type="float">
            <text:p>412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Ambassador SST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Marqui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208" calcext:value-type="float">
            <text:p>208</text:p>
          </table:table-cell>
          <table:table-cell office:value-type="float" office:value="4633" calcext:value-type="float">
            <text:p>463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LeSabre Custom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502" calcext:value-type="float">
            <text:p>4502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Delta 88 Royal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0" calcext:value-type="float">
            <text:p>160</text:p>
          </table:table-cell>
          <table:table-cell office:value-type="float" office:value="4456" calcext:value-type="float">
            <text:p>4456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7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ler Newport Roya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422" calcext:value-type="float">
            <text:p>442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8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RX2 Coup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330" calcext:value-type="float">
            <text:p>2330</text:p>
          </table:table-cell>
          <table:table-cell office:value-type="float" office:value="13.5" calcext:value-type="float">
            <text:p>13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  <table:table-cell table:formula="of:=IF([.B8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Matador (sw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892" calcext:value-type="float">
            <text:p>3892</text:p>
          </table:table-cell>
          <table:table-cell office:value-type="float" office:value="12.5" calcext:value-type="float">
            <text:p>12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8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hevelle Concours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4098" calcext:value-type="float">
            <text:p>409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8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ran Torino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294" calcext:value-type="float">
            <text:p>429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8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Satellite Custom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77" calcext:value-type="float">
            <text:p>407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8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vo 145e (sw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933" calcext:value-type="float">
            <text:p>2933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  <table:table-cell table:formula="of:=IF([.B8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411 (sw)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511" calcext:value-type="float">
            <text:p>25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  <table:table-cell table:formula="of:=IF([.B8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geot 504 (sw)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2979" calcext:value-type="float">
            <text:p>2979</text:p>
          </table:table-cell>
          <table:table-cell office:value-type="float" office:value="19.5" calcext:value-type="float">
            <text:p>19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  <table:table-cell table:formula="of:=IF([.B8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ault 12 (sw)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189" calcext:value-type="float">
            <text:p>218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urope</text:p>
          </table:table-cell>
          <table:table-cell table:formula="of:=IF([.B8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Pinto (sw)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395" calcext:value-type="float">
            <text:p>239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9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510 (sw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288" calcext:value-type="float">
            <text:p>228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  <table:table-cell table:formula="of:=IF([.B9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 Mark II (sw)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506" calcext:value-type="float">
            <text:p>2506</text:p>
          </table:table-cell>
          <table:table-cell office:value-type="float" office:value="14.5" calcext:value-type="float">
            <text:p>14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  <table:table-cell table:formula="of:=IF([.B9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lt (sw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2164" calcext:value-type="float">
            <text:p>216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formula="of:=IF([.B9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 1600 (sw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00" calcext:value-type="float">
            <text:p>2100</text:p>
          </table:table-cell>
          <table:table-cell office:value-type="float" office:value="16.5" calcext:value-type="float">
            <text:p>16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pan</text:p>
          </table:table-cell>
          <table:table-cell table:formula="of:=IF([.B9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Century 35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office:value-type="float" office:value="4100" calcext:value-type="float">
            <text:p>410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9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9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Malibu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3988" calcext:value-type="float">
            <text:p>398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9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ran Torino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7" calcext:value-type="float">
            <text:p>137</text:p>
          </table:table-cell>
          <table:table-cell office:value-type="float" office:value="4042" calcext:value-type="float">
            <text:p>4042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9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ronet Custom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77" calcext:value-type="float">
            <text:p>3777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9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Marquis Brougham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952" calcext:value-type="float">
            <text:p>4952</text:p>
          </table:table-cell>
          <table:table-cell office:value-type="float" office:value="11.5" calcext:value-type="float">
            <text:p>11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aprice Classic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464" calcext:value-type="float">
            <text:p>446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LTD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  <table:table-cell office:value-type="float" office:value="4363" calcext:value-type="float">
            <text:p>436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Fury Gran Seda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237" calcext:value-type="float">
            <text:p>4237</text:p>
          </table:table-cell>
          <table:table-cell office:value-type="float" office:value="14.5" calcext:value-type="float">
            <text:p>14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ler New Yorker Brougham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735" calcext:value-type="float">
            <text:p>473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Electra 225 Custom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951" calcext:value-type="float">
            <text:p>495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Ambassador Brougham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821" calcext:value-type="float">
            <text:p>382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Valian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121" calcext:value-type="float">
            <text:p>31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Nova Custom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78" calcext:value-type="float">
            <text:p>3278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Horne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45" calcext:value-type="float">
            <text:p>2945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0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021" calcext:value-type="float">
            <text:p>3021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1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Duster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904" calcext:value-type="float">
            <text:p>290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1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Super Beet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950" calcext:value-type="float">
            <text:p>195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  <table:table-cell table:formula="of:=IF([.B1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Impal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997" calcext:value-type="float">
            <text:p>499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1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Country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office:value-type="float" office:value="4906" calcext:value-type="float">
            <text:p>4906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1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Custom Suburb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4654" calcext:value-type="float">
            <text:p>465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1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Vista Cruise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499" calcext:value-type="float">
            <text:p>4499</text:p>
          </table:table-cell>
          <table:table-cell office:value-type="float" office:value="12.5" calcext:value-type="float">
            <text:p>12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1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Gremli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789" calcext:value-type="float">
            <text:p>278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1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amry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279" calcext:value-type="float">
            <text:p>227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apan</text:p>
          </table:table-cell>
          <table:table-cell table:formula="of:=IF([.B11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Vega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1" calcext:value-type="float">
            <text:p>2401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1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6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2379" calcext:value-type="float">
            <text:p>2379</text:p>
          </table:table-cell>
          <table:table-cell office:value-type="float" office:value="16.5" calcext:value-type="float">
            <text:p>16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apan</text:p>
          </table:table-cell>
          <table:table-cell table:formula="of:=IF([.B12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RX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124" calcext:value-type="float">
            <text:p>2124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apan</text:p>
          </table:table-cell>
          <table:table-cell table:formula="of:=IF([.B12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2310" calcext:value-type="float">
            <text:p>2310</text:p>
          </table:table-cell>
          <table:table-cell office:value-type="float" office:value="18.5" calcext:value-type="float">
            <text:p>18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2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Capri v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2472" calcext:value-type="float">
            <text:p>247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2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at 124 Sport Coup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  <table:table-cell table:formula="of:=IF([.B12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Monte Carlo 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82" calcext:value-type="float">
            <text:p>408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2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30" calcext:value-type="float">
            <text:p>230</text:p>
          </table:table-cell>
          <table:table-cell office:value-type="float" office:value="4278" calcext:value-type="float">
            <text:p>4278</text:p>
          </table:table-cell>
          <table:table-cell office:value-type="float" office:value="9.5" calcext:value-type="float">
            <text:p>9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2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at 12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867" calcext:value-type="float">
            <text:p>1867</text:p>
          </table:table-cell>
          <table:table-cell office:value-type="float" office:value="19.5" calcext:value-type="float">
            <text:p>19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  <table:table-cell table:formula="of:=IF([.B12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l Mant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158" calcext:value-type="float">
            <text:p>215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  <table:table-cell table:formula="of:=IF([.B12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 100L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  <table:table-cell table:formula="of:=IF([.B12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vo 144ea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868" calcext:value-type="float">
            <text:p>2868</text:p>
          </table:table-cell>
          <table:table-cell office:value-type="float" office:value="15.5" calcext:value-type="float">
            <text:p>15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  <table:table-cell table:formula="of:=IF([.B13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Dart Custom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399" calcext:value-type="float">
            <text:p>339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3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b 99l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60" calcext:value-type="float">
            <text:p>266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urope</text:p>
          </table:table-cell>
          <table:table-cell table:formula="of:=IF([.B13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Mark II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2807" calcext:value-type="float">
            <text:p>2807</text:p>
          </table:table-cell>
          <table:table-cell office:value-type="float" office:value="13.5" calcext:value-type="float">
            <text:p>13.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apan</text:p>
          </table:table-cell>
          <table:table-cell table:formula="of:=IF([.B13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Omeg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3664" calcext:value-type="float">
            <text:p>366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S</text:p>
          </table:table-cell>
          <table:table-cell table:formula="of:=IF([.B13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Duster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3102" calcext:value-type="float">
            <text:p>3102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3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875" calcext:value-type="float">
            <text:p>287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3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Hornet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01" calcext:value-type="float">
            <text:p>2901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3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Nova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36" calcext:value-type="float">
            <text:p>3336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3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B21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50" calcext:value-type="float">
            <text:p>1950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  <table:table-cell table:formula="of:=IF([.B13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451" calcext:value-type="float">
            <text:p>2451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4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 12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836" calcext:value-type="float">
            <text:p>1836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  <table:table-cell table:formula="of:=IF([.B14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Veg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4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hevelle Malibu Classic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781" calcext:value-type="float">
            <text:p>378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4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632" calcext:value-type="float">
            <text:p>3632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4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Satellite Sebring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613" calcext:value-type="float">
            <text:p>3613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4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ran Torino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141" calcext:value-type="float">
            <text:p>414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4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Century Luxus (sw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4699" calcext:value-type="float">
            <text:p>4699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4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ronet Custom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57" calcext:value-type="float">
            <text:p>4457</text:p>
          </table:table-cell>
          <table:table-cell office:value-type="float" office:value="13.5" calcext:value-type="float">
            <text:p>13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4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ran Torino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638" calcext:value-type="float">
            <text:p>4638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4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Matador (sw)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4257" calcext:value-type="float">
            <text:p>4257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5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 Fox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219" calcext:value-type="float">
            <text:p>221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  <table:table-cell table:formula="of:=IF([.B15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Dasher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63" calcext:value-type="float">
            <text:p>1963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  <table:table-cell table:formula="of:=IF([.B15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l Manta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300" calcext:value-type="float">
            <text:p>2300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  <table:table-cell table:formula="of:=IF([.B15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649" calcext:value-type="float">
            <text:p>1649</text:p>
          </table:table-cell>
          <table:table-cell office:value-type="float" office:value="16.5" calcext:value-type="float">
            <text:p>16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  <table:table-cell table:formula="of:=IF([.B15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7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  <table:table-cell table:formula="of:=IF([.B15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l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25" calcext:value-type="float">
            <text:p>2125</text:p>
          </table:table-cell>
          <table:table-cell office:value-type="float" office:value="14.5" calcext:value-type="float">
            <text:p>14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US</text:p>
          </table:table-cell>
          <table:table-cell table:formula="of:=IF([.B15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at 1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08" calcext:value-type="float">
            <text:p>2108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  <table:table-cell table:formula="of:=IF([.B15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at 124 TC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246" calcext:value-type="float">
            <text:p>224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  <table:table-cell table:formula="of:=IF([.B15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Civic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489" calcext:value-type="float">
            <text:p>2489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  <table:table-cell table:formula="of:=IF([.B15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aru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2391" calcext:value-type="float">
            <text:p>2391</text:p>
          </table:table-cell>
          <table:table-cell office:value-type="float" office:value="15.5" calcext:value-type="float">
            <text:p>15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pan</text:p>
          </table:table-cell>
          <table:table-cell table:formula="of:=IF([.B16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at x1.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urope</text:p>
          </table:table-cell>
          <table:table-cell table:formula="of:=IF([.B16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Valiant Custo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264" calcext:value-type="float">
            <text:p>326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6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Nov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459" calcext:value-type="float">
            <text:p>345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6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Monarc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432" calcext:value-type="float">
            <text:p>343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6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158" calcext:value-type="float">
            <text:p>3158</text:p>
          </table:table-cell>
          <table:table-cell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6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Catalin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668" calcext:value-type="float">
            <text:p>4668</text:p>
          </table:table-cell>
          <table:table-cell office:value-type="float" office:value="11.5" calcext:value-type="float">
            <text:p>11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6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Bel Air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440" calcext:value-type="float">
            <text:p>444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6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Grand Fu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98" calcext:value-type="float">
            <text:p>4498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6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LTD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 office:value-type="float" office:value="4657" calcext:value-type="float">
            <text:p>4657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6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Century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907" calcext:value-type="float">
            <text:p>390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7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e Chevelle Malibu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897" calcext:value-type="float">
            <text:p>3897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7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730" calcext:value-type="float">
            <text:p>3730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7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Fury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785" calcext:value-type="float">
            <text:p>378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7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Skyhawk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7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Monza 2+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3221" calcext:value-type="float">
            <text:p>322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7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ustang II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169" calcext:value-type="float">
            <text:p>316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7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71" calcext:value-type="float">
            <text:p>2171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pan</text:p>
          </table:table-cell>
          <table:table-cell table:formula="of:=IF([.B17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2639" calcext:value-type="float">
            <text:p>263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7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Gremlin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14" calcext:value-type="float">
            <text:p>291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7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Astro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592" calcext:value-type="float">
            <text:p>2592</text:p>
          </table:table-cell>
          <table:table-cell office:value-type="float" office:value="18.5" calcext:value-type="float">
            <text:p>18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8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2702" calcext:value-type="float">
            <text:p>2702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pan</text:p>
          </table:table-cell>
          <table:table-cell table:formula="of:=IF([.B18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Dashe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223" calcext:value-type="float">
            <text:p>2223</text:p>
          </table:table-cell>
          <table:table-cell office:value-type="float" office:value="16.5" calcext:value-type="float">
            <text:p>16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  <table:table-cell table:formula="of:=IF([.B18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7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545" calcext:value-type="float">
            <text:p>254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pan</text:p>
          </table:table-cell>
          <table:table-cell table:formula="of:=IF([.B18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2984" calcext:value-type="float">
            <text:p>2984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8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  <table:table-cell table:formula="of:=IF([.B18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Pacer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1" calcext:value-type="float">
            <text:p>321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S</text:p>
          </table:table-cell>
          <table:table-cell table:formula="of:=IF([.B18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 100L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694" calcext:value-type="float">
            <text:p>269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  <table:table-cell table:formula="of:=IF([.B18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geot 50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957" calcext:value-type="float">
            <text:p>2957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  <table:table-cell table:formula="of:=IF([.B18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vo 244D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2945" calcext:value-type="float">
            <text:p>2945</text:p>
          </table:table-cell>
          <table:table-cell office:value-type="float" office:value="14.5" calcext:value-type="float">
            <text:p>1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  <table:table-cell table:formula="of:=IF([.B18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b 99L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671" calcext:value-type="float">
            <text:p>2671</text:p>
          </table:table-cell>
          <table:table-cell office:value-type="float" office:value="13.5" calcext:value-type="float">
            <text:p>1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urope</text:p>
          </table:table-cell>
          <table:table-cell table:formula="of:=IF([.B19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Civic CVCC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5" calcext:value-type="float">
            <text:p>17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pan</text:p>
          </table:table-cell>
          <table:table-cell table:formula="of:=IF([.B19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at 13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2464" calcext:value-type="float">
            <text:p>2464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  <table:table-cell table:formula="of:=IF([.B19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l 190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2220" calcext:value-type="float">
            <text:p>2220</text:p>
          </table:table-cell>
          <table:table-cell office:value-type="float" office:value="16.9" calcext:value-type="float">
            <text:p>16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  <table:table-cell table:formula="of:=IF([.B19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ri ii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572" calcext:value-type="float">
            <text:p>2572</text:p>
          </table:table-cell>
          <table:table-cell office:value-type="float" office:value="14.9" calcext:value-type="float">
            <text:p>14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19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lt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2255" calcext:value-type="float">
            <text:p>2255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19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ault 12tl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2202" calcext:value-type="float">
            <text:p>2202</text:p>
          </table:table-cell>
          <table:table-cell office:value-type="float" office:value="15.3" calcext:value-type="float">
            <text:p>15.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  <table:table-cell table:formula="of:=IF([.B19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hevelle Malibu Classic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0" calcext:value-type="float">
            <text:p>140</text:p>
          </table:table-cell>
          <table:table-cell office:value-type="float" office:value="4215" calcext:value-type="float">
            <text:p>421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19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ronet Brougham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90" calcext:value-type="float">
            <text:p>419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19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Matador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  <table:table-cell office:value-type="float" office:value="3962" calcext:value-type="float">
            <text:p>3962</text:p>
          </table:table-cell>
          <table:table-cell office:value-type="float" office:value="13.9" calcext:value-type="float">
            <text:p>13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19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ran Torino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2" calcext:value-type="float">
            <text:p>152</text:p>
          </table:table-cell>
          <table:table-cell office:value-type="float" office:value="4215" calcext:value-type="float">
            <text:p>4215</text:p>
          </table:table-cell>
          <table:table-cell office:value-type="float" office:value="12.8" calcext:value-type="float">
            <text:p>12.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0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Valiant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233" calcext:value-type="float">
            <text:p>3233</text:p>
          </table:table-cell>
          <table:table-cell office:value-type="float" office:value="15.4" calcext:value-type="float">
            <text:p>15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0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Nova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353" calcext:value-type="float">
            <text:p>3353</text:p>
          </table:table-cell>
          <table:table-cell office:value-type="float" office:value="14.5" calcext:value-type="float">
            <text:p>14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0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averi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3012" calcext:value-type="float">
            <text:p>3012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0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Hornet</text:p>
          </table:table-cell>
          <table:table-cell office:value-type="float" office:value="22.5" calcext:value-type="float">
            <text:p>22.5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085" calcext:value-type="float">
            <text:p>3085</text:p>
          </table:table-cell>
          <table:table-cell office:value-type="float" office:value="17.6" calcext:value-type="float">
            <text:p>17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0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hevett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035" calcext:value-type="float">
            <text:p>2035</text:p>
          </table:table-cell>
          <table:table-cell office:value-type="float" office:value="22.2" calcext:value-type="float">
            <text:p>22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0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Woody</text:p>
          </table:table-cell>
          <table:table-cell office:value-type="float" office:value="24.5" calcext:value-type="float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164" calcext:value-type="float">
            <text:p>2164</text:p>
          </table:table-cell>
          <table:table-cell office:value-type="float" office:value="22.1" calcext:value-type="float">
            <text:p>22.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0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.2" calcext:value-type="float">
            <text:p>14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  <table:table-cell table:formula="of:=IF([.B20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Civic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float" office:value="17.4" calcext:value-type="float">
            <text:p>17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pan</text:p>
          </table:table-cell>
          <table:table-cell table:formula="of:=IF([.B20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Aspen S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51" calcext:value-type="float">
            <text:p>3651</text:p>
          </table:table-cell>
          <table:table-cell office:value-type="float" office:value="17.7" calcext:value-type="float">
            <text:p>17.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0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renada ghia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3574" calcext:value-type="float">
            <text:p>3574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1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Ventura SJ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645" calcext:value-type="float">
            <text:p>3645</text:p>
          </table:table-cell>
          <table:table-cell office:value-type="float" office:value="16.2" calcext:value-type="float">
            <text:p>16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1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Pacer d/l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3193" calcext:value-type="float">
            <text:p>3193</text:p>
          </table:table-cell>
          <table:table-cell office:value-type="float" office:value="17.8" calcext:value-type="float">
            <text:p>17.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</text:p>
          </table:table-cell>
          <table:table-cell office:value-type="float" office:value="29.5" calcext:value-type="float">
            <text:p>29.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825" calcext:value-type="float">
            <text:p>1825</text:p>
          </table:table-cell>
          <table:table-cell office:value-type="float" office:value="12.2" calcext:value-type="float">
            <text:p>12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  <table:table-cell table:formula="of:=IF([.B21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B-21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90" calcext:value-type="float">
            <text:p>199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pan</text:p>
          </table:table-cell>
          <table:table-cell table:formula="of:=IF([.B21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55" calcext:value-type="float">
            <text:p>2155</text:p>
          </table:table-cell>
          <table:table-cell office:value-type="float" office:value="16.4" calcext:value-type="float">
            <text:p>16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pan</text:p>
          </table:table-cell>
          <table:table-cell table:formula="of:=IF([.B21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Pinto</text:p>
          </table:table-cell>
          <table:table-cell office:value-type="float" office:value="26.5" calcext:value-type="float">
            <text:p>26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565" calcext:value-type="float">
            <text:p>2565</text:p>
          </table:table-cell>
          <table:table-cell office:value-type="float" office:value="13.6" calcext:value-type="float">
            <text:p>13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1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vo 24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3150" calcext:value-type="float">
            <text:p>3150</text:p>
          </table:table-cell>
          <table:table-cell office:value-type="float" office:value="15.7" calcext:value-type="float">
            <text:p>15.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  <table:table-cell table:formula="of:=IF([.B21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Volare Premier v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.2" calcext:value-type="float">
            <text:p>13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1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geot 50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3270" calcext:value-type="float">
            <text:p>3270</text:p>
          </table:table-cell>
          <table:table-cell office:value-type="float" office:value="21.9" calcext:value-type="float">
            <text:p>21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  <table:table-cell table:formula="of:=IF([.B21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Mark II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2930" calcext:value-type="float">
            <text:p>2930</text:p>
          </table:table-cell>
          <table:table-cell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Japan</text:p>
          </table:table-cell>
          <table:table-cell table:formula="of:=IF([.B22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des-Benz 280s</text:p>
          </table:table-cell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3820" calcext:value-type="float">
            <text:p>3820</text:p>
          </table:table-cell>
          <table:table-cell office:value-type="float" office:value="16.7" calcext:value-type="float">
            <text:p>16.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urope</text:p>
          </table:table-cell>
          <table:table-cell table:formula="of:=IF([.B22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dillac Seville</text:p>
          </table:table-cell>
          <table:table-cell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380" calcext:value-type="float">
            <text:p>4380</text:p>
          </table:table-cell>
          <table:table-cell office:value-type="float" office:value="12.1" calcext:value-type="float">
            <text:p>12.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2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55" calcext:value-type="float">
            <text:p>405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2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10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3870" calcext:value-type="float">
            <text:p>387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2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D1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55" calcext:value-type="float">
            <text:p>375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S</text:p>
          </table:table-cell>
          <table:table-cell table:formula="of:=IF([.B22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Accord CVCC</text:p>
          </table:table-cell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045" calcext:value-type="float">
            <text:p>2045</text:p>
          </table:table-cell>
          <table:table-cell office:value-type="float" office:value="18.5" calcext:value-type="float">
            <text:p>18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  <table:table-cell table:formula="of:=IF([.B22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Opel Isuzu Delux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155" calcext:value-type="float">
            <text:p>2155</text:p>
          </table:table-cell>
          <table:table-cell office:value-type="float" office:value="14.8" calcext:value-type="float">
            <text:p>14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2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ault 5 GTL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825" calcext:value-type="float">
            <text:p>1825</text:p>
          </table:table-cell>
          <table:table-cell office:value-type="float" office:value="18.6" calcext:value-type="float">
            <text:p>18.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</text:p>
          </table:table-cell>
          <table:table-cell table:formula="of:=IF([.B22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Arrow GS</text:p>
          </table:table-cell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2300" calcext:value-type="float">
            <text:p>2300</text:p>
          </table:table-cell>
          <table:table-cell office:value-type="float" office:value="15.5" calcext:value-type="float">
            <text:p>15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2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F-10 Hatchback</text:p>
          </table:table-cell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45" calcext:value-type="float">
            <text:p>1945</text:p>
          </table:table-cell>
          <table:table-cell office:value-type="float" office:value="16.8" calcext:value-type="float">
            <text:p>16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  <table:table-cell table:formula="of:=IF([.B23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aprice Classic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880" calcext:value-type="float">
            <text:p>3880</text:p>
          </table:table-cell>
          <table:table-cell office:value-type="float" office:value="12.5" calcext:value-type="float">
            <text:p>12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3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Cutlass Suprem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4060" calcext:value-type="float">
            <text:p>406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3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Monaco Brougham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4140" calcext:value-type="float">
            <text:p>4140</text:p>
          </table:table-cell>
          <table:table-cell office:value-type="float" office:value="13.7" calcext:value-type="float">
            <text:p>13.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3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Cougar Brougham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4295" calcext:value-type="float">
            <text:p>4295</text:p>
          </table:table-cell>
          <table:table-cell office:value-type="float" office:value="14.9" calcext:value-type="float">
            <text:p>14.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3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oncours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520" calcext:value-type="float">
            <text:p>3520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3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Skylark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425" calcext:value-type="float">
            <text:p>3425</text:p>
          </table:table-cell>
          <table:table-cell office:value-type="float" office:value="16.9" calcext:value-type="float">
            <text:p>16.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3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Volare Custo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30" calcext:value-type="float">
            <text:p>3630</text:p>
          </table:table-cell>
          <table:table-cell office:value-type="float" office:value="17.7" calcext:value-type="float">
            <text:p>17.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3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renada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3525" calcext:value-type="float">
            <text:p>3525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3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Grand Prix LJ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4220" calcext:value-type="float">
            <text:p>4220</text:p>
          </table:table-cell>
          <table:table-cell office:value-type="float" office:value="11.1" calcext:value-type="float">
            <text:p>11.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3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Monte Carlo Landau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  <table:table-cell office:value-type="float" office:value="4165" calcext:value-type="float">
            <text:p>4165</text:p>
          </table:table-cell>
          <table:table-cell office:value-type="float" office:value="11.4" calcext:value-type="float">
            <text:p>11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4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ler Cordoba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325" calcext:value-type="float">
            <text:p>4325</text:p>
          </table:table-cell>
          <table:table-cell office:value-type="float" office:value="12.2" calcext:value-type="float">
            <text:p>12.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4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Thunderbird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9" calcext:value-type="float">
            <text:p>149</text:p>
          </table:table-cell>
          <table:table-cell office:value-type="float" office:value="4335" calcext:value-type="float">
            <text:p>433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4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 Custom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940" calcext:value-type="float">
            <text:p>1940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</text:p>
          </table:table-cell>
          <table:table-cell table:formula="of:=IF([.B24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Sunbird Coupe</text:p>
          </table:table-cell>
          <table:table-cell office:value-type="float" office:value="24.5" calcext:value-type="float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4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 Liftback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8.2" calcext:value-type="float">
            <text:p>18.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  <table:table-cell table:formula="of:=IF([.B24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ustang II 2+2</text:p>
          </table:table-cell>
          <table:table-cell office:value-type="float" office:value="25.5" calcext:value-type="float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755" calcext:value-type="float">
            <text:p>2755</text:p>
          </table:table-cell>
          <table:table-cell office:value-type="float" office:value="15.8" calcext:value-type="float">
            <text:p>15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4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hevette</text:p>
          </table:table-cell>
          <table:table-cell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051" calcext:value-type="float">
            <text:p>205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4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lt m/m</text:p>
          </table:table-cell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075" calcext:value-type="float">
            <text:p>2075</text:p>
          </table:table-cell>
          <table:table-cell office:value-type="float" office:value="15.9" calcext:value-type="float">
            <text:p>15.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S</text:p>
          </table:table-cell>
          <table:table-cell table:formula="of:=IF([.B24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aru DL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985" calcext:value-type="float">
            <text:p>1985</text:p>
          </table:table-cell>
          <table:table-cell office:value-type="float" office:value="16.4" calcext:value-type="float">
            <text:p>16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  <table:table-cell table:formula="of:=IF([.B24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Dasher</text:p>
          </table:table-cell>
          <table:table-cell office:value-type="float" office:value="30.5" calcext:value-type="float">
            <text:p>30.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90" calcext:value-type="float">
            <text:p>2190</text:p>
          </table:table-cell>
          <table:table-cell office:value-type="float" office:value="14.1" calcext:value-type="float">
            <text:p>14.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</text:p>
          </table:table-cell>
          <table:table-cell table:formula="of:=IF([.B25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8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2815" calcext:value-type="float">
            <text:p>2815</text:p>
          </table:table-cell>
          <table:table-cell office:value-type="float" office:value="14.5" calcext:value-type="float">
            <text:p>14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  <table:table-cell table:formula="of:=IF([.B25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W 320i</text:p>
          </table:table-cell>
          <table:table-cell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00" calcext:value-type="float">
            <text:p>2600</text:p>
          </table:table-cell>
          <table:table-cell office:value-type="float" office:value="12.8" calcext:value-type="float">
            <text:p>12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</text:p>
          </table:table-cell>
          <table:table-cell table:formula="of:=IF([.B25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RX-4</text:p>
          </table:table-cell>
          <table:table-cell office:value-type="float" office:value="21.5" calcext:value-type="float">
            <text:p>21.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720" calcext:value-type="float">
            <text:p>2720</text:p>
          </table:table-cell>
          <table:table-cell office:value-type="float" office:value="13.5" calcext:value-type="float">
            <text:p>13.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Japan</text:p>
          </table:table-cell>
          <table:table-cell table:formula="of:=IF([.B25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 Custom Diesel</text:p>
          </table:table-cell>
          <table:table-cell office:value-type="float" office:value="43.1" calcext:value-type="float">
            <text:p>43.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985" calcext:value-type="float">
            <text:p>1985</text:p>
          </table:table-cell>
          <table:table-cell office:value-type="float" office:value="21.5" calcext:value-type="float">
            <text:p>21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  <table:table-cell table:formula="of:=IF([.B25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iesta</text:p>
          </table:table-cell>
          <table:table-cell office:value-type="float" office:value="36.1" calcext:value-type="float">
            <text:p>36.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800" calcext:value-type="float">
            <text:p>1800</text:p>
          </table:table-cell>
          <table:table-cell office:value-type="float" office:value="14.4" calcext:value-type="float">
            <text:p>14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5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GLC Deluxe</text:p>
          </table:table-cell>
          <table:table-cell office:value-type="float" office:value="32.8" calcext:value-type="float">
            <text:p>32.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985" calcext:value-type="float">
            <text:p>1985</text:p>
          </table:table-cell>
          <table:table-cell office:value-type="float" office:value="19.4" calcext:value-type="float">
            <text:p>19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  <table:table-cell table:formula="of:=IF([.B25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B210 GX</text:p>
          </table:table-cell>
          <table:table-cell office:value-type="float" office:value="39.4" calcext:value-type="float">
            <text:p>39.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70" calcext:value-type="float">
            <text:p>2070</text:p>
          </table:table-cell>
          <table:table-cell office:value-type="float" office:value="18.6" calcext:value-type="float">
            <text:p>18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  <table:table-cell table:formula="of:=IF([.B25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Civic CVCC</text:p>
          </table:table-cell>
          <table:table-cell office:value-type="float" office:value="36.1" calcext:value-type="float">
            <text:p>36.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800" calcext:value-type="float">
            <text:p>1800</text:p>
          </table:table-cell>
          <table:table-cell office:value-type="float" office:value="16.4" calcext:value-type="float">
            <text:p>16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  <table:table-cell table:formula="of:=IF([.B25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Cutlass Salon Brougham</text:p>
          </table:table-cell>
          <table:table-cell office:value-type="float" office:value="19.9" calcext:value-type="float">
            <text:p>19.9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3365" calcext:value-type="float">
            <text:p>3365</text:p>
          </table:table-cell>
          <table:table-cell office:value-type="float" office:value="15.5" calcext:value-type="float">
            <text:p>15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5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Diplomat</text:p>
          </table:table-cell>
          <table:table-cell office:value-type="float" office:value="19.4" calcext:value-type="float">
            <text:p>19.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3735" calcext:value-type="float">
            <text:p>373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Monarch ghia</text:p>
          </table:table-cell>
          <table:table-cell office:value-type="float" office:value="20.2" calcext:value-type="float">
            <text:p>20.2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570" calcext:value-type="float">
            <text:p>3570</text:p>
          </table:table-cell>
          <table:table-cell office:value-type="float" office:value="12.8" calcext:value-type="float">
            <text:p>12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Phoenix LJ</text:p>
          </table:table-cell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535" calcext:value-type="float">
            <text:p>3535</text:p>
          </table:table-cell>
          <table:table-cell office:value-type="float" office:value="19.2" calcext:value-type="float">
            <text:p>19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Malibu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3155" calcext:value-type="float">
            <text:p>3155</text:p>
          </table:table-cell>
          <table:table-cell office:value-type="float" office:value="18.2" calcext:value-type="float">
            <text:p>18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airmont (auto)</text:p>
          </table:table-cell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65" calcext:value-type="float">
            <text:p>2965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airmont (man)</text:p>
          </table:table-cell>
          <table:table-cell office:value-type="float" office:value="25.1" calcext:value-type="float">
            <text:p>25.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720" calcext:value-type="float">
            <text:p>2720</text:p>
          </table:table-cell>
          <table:table-cell office:value-type="float" office:value="15.4" calcext:value-type="float">
            <text:p>15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Volare</text:p>
          </table:table-cell>
          <table:table-cell office:value-type="float" office:value="20.5" calcext:value-type="float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430" calcext:value-type="float">
            <text:p>343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Concord</text:p>
          </table:table-cell>
          <table:table-cell office:value-type="float" office:value="19.4" calcext:value-type="float">
            <text:p>19.4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0" calcext:value-type="float">
            <text:p>3210</text:p>
          </table:table-cell>
          <table:table-cell office:value-type="float" office:value="17.2" calcext:value-type="float">
            <text:p>17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Century Special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Zephyr</text:p>
          </table:table-cell>
          <table:table-cell office:value-type="float" office:value="20.8" calcext:value-type="float">
            <text:p>20.8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3070" calcext:value-type="float">
            <text:p>3070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6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Aspen</text:p>
          </table:table-cell>
          <table:table-cell office:value-type="float" office:value="18.6" calcext:value-type="float">
            <text:p>18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620" calcext:value-type="float">
            <text:p>3620</text:p>
          </table:table-cell>
          <table:table-cell office:value-type="float" office:value="18.7" calcext:value-type="float">
            <text:p>18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7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Concord d/l</text:p>
          </table:table-cell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20" calcext:value-type="float">
            <text:p>120</text:p>
          </table:table-cell>
          <table:table-cell office:value-type="float" office:value="3410" calcext:value-type="float">
            <text:p>3410</text:p>
          </table:table-cell>
          <table:table-cell office:value-type="float" office:value="15.1" calcext:value-type="float">
            <text:p>15.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7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Monte Carlo Landau</text:p>
          </table:table-cell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425" calcext:value-type="float">
            <text:p>3425</text:p>
          </table:table-cell>
          <table:table-cell office:value-type="float" office:value="13.2" calcext:value-type="float">
            <text:p>13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7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Regal Sport Coupe (turbo)</text:p>
          </table:table-cell>
          <table:table-cell office:value-type="float" office:value="17.7" calcext:value-type="float">
            <text:p>17.7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3445" calcext:value-type="float">
            <text:p>3445</text:p>
          </table:table-cell>
          <table:table-cell office:value-type="float" office:value="13.4" calcext:value-type="float">
            <text:p>13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7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utura</text:p>
          </table:table-cell>
          <table:table-cell office:value-type="float" office:value="18.1" calcext:value-type="float">
            <text:p>18.1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205" calcext:value-type="float">
            <text:p>3205</text:p>
          </table:table-cell>
          <table:table-cell office:value-type="float" office:value="11.2" calcext:value-type="float">
            <text:p>11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7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Magnum XE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4080" calcext:value-type="float">
            <text:p>4080</text:p>
          </table:table-cell>
          <table:table-cell office:value-type="float" office:value="13.7" calcext:value-type="float">
            <text:p>13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7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hevett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55" calcext:value-type="float">
            <text:p>2155</text:p>
          </table:table-cell>
          <table:table-cell office:value-type="float" office:value="16.5" calcext:value-type="float">
            <text:p>16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7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27.5" calcext:value-type="float">
            <text:p>27.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60" calcext:value-type="float">
            <text:p>2560</text:p>
          </table:table-cell>
          <table:table-cell office:value-type="float" office:value="14.2" calcext:value-type="float">
            <text:p>14.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  <table:table-cell table:formula="of:=IF([.B27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510</text:p>
          </table:table-cell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300" calcext:value-type="float">
            <text:p>2300</text:p>
          </table:table-cell>
          <table:table-cell office:value-type="float" office:value="14.7" calcext:value-type="float">
            <text:p>14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  <table:table-cell table:formula="of:=IF([.B27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Omni</text:p>
          </table:table-cell>
          <table:table-cell office:value-type="float" office:value="30.9" calcext:value-type="float">
            <text:p>30.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230" calcext:value-type="float">
            <text:p>2230</text:p>
          </table:table-cell>
          <table:table-cell office:value-type="float" office:value="14.5" calcext:value-type="float">
            <text:p>14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7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elica GT Liftback</text:p>
          </table:table-cell>
          <table:table-cell office:value-type="float" office:value="21.1" calcext:value-type="float">
            <text:p>21.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15" calcext:value-type="float">
            <text:p>2515</text:p>
          </table:table-cell>
          <table:table-cell office:value-type="float" office:value="14.8" calcext:value-type="float">
            <text:p>14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  <table:table-cell table:formula="of:=IF([.B28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Sapporo</text:p>
          </table:table-cell>
          <table:table-cell office:value-type="float" office:value="23.2" calcext:value-type="float">
            <text:p>23.2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745" calcext:value-type="float">
            <text:p>2745</text:p>
          </table:table-cell>
          <table:table-cell office:value-type="float" office:value="16.7" calcext:value-type="float">
            <text:p>16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8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Starfire SX</text:p>
          </table:table-cell>
          <table:table-cell office:value-type="float" office:value="23.8" calcext:value-type="float">
            <text:p>23.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855" calcext:value-type="float">
            <text:p>2855</text:p>
          </table:table-cell>
          <table:table-cell office:value-type="float" office:value="17.6" calcext:value-type="float">
            <text:p>17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S</text:p>
          </table:table-cell>
          <table:table-cell table:formula="of:=IF([.B28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200-SX</text:p>
          </table:table-cell>
          <table:table-cell office:value-type="float" office:value="23.9" calcext:value-type="float">
            <text:p>23.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405" calcext:value-type="float">
            <text:p>2405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  <table:table-cell table:formula="of:=IF([.B28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 5000</text:p>
          </table:table-cell>
          <table:table-cell office:value-type="float" office:value="20.3" calcext:value-type="float">
            <text:p>20.3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2830" calcext:value-type="float">
            <text:p>2830</text:p>
          </table:table-cell>
          <table:table-cell office:value-type="float" office:value="15.9" calcext:value-type="float">
            <text:p>15.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  <table:table-cell table:formula="of:=IF([.B28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vo 264g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3140" calcext:value-type="float">
            <text:p>3140</text:p>
          </table:table-cell>
          <table:table-cell office:value-type="float" office:value="13.6" calcext:value-type="float">
            <text:p>13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  <table:table-cell table:formula="of:=IF([.B28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b 99gle</text:p>
          </table:table-cell>
          <table:table-cell office:value-type="float" office:value="21.6" calcext:value-type="float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795" calcext:value-type="float">
            <text:p>2795</text:p>
          </table:table-cell>
          <table:table-cell office:value-type="float" office:value="15.7" calcext:value-type="float">
            <text:p>15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  <table:table-cell table:formula="of:=IF([.B28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geot 604sl</text:p>
          </table:table-cell>
          <table:table-cell office:value-type="float" office:value="16.2" calcext:value-type="float">
            <text:p>16.2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3410" calcext:value-type="float">
            <text:p>3410</text:p>
          </table:table-cell>
          <table:table-cell office:value-type="float" office:value="15.8" calcext:value-type="float">
            <text:p>15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  <table:table-cell table:formula="of:=IF([.B28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Scirocco</text:p>
          </table:table-cell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90" calcext:value-type="float">
            <text:p>1990</text:p>
          </table:table-cell>
          <table:table-cell office:value-type="float" office:value="14.9" calcext:value-type="float">
            <text:p>14.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urope</text:p>
          </table:table-cell>
          <table:table-cell table:formula="of:=IF([.B28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Accord LX</text:p>
          </table:table-cell>
          <table:table-cell office:value-type="float" office:value="29.5" calcext:value-type="float">
            <text:p>29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35" calcext:value-type="float">
            <text:p>2135</text:p>
          </table:table-cell>
          <table:table-cell office:value-type="float" office:value="16.6" calcext:value-type="float">
            <text:p>16.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apan</text:p>
          </table:table-cell>
          <table:table-cell table:formula="of:=IF([.B28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Lemans V6</text:p>
          </table:table-cell>
          <table:table-cell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3245" calcext:value-type="float">
            <text:p>3245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Zephyr 6</text:p>
          </table:table-cell>
          <table:table-cell office:value-type="float" office:value="19.8" calcext:value-type="float">
            <text:p>19.8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90" calcext:value-type="float">
            <text:p>2990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airmont 4</text:p>
          </table:table-cell>
          <table:table-cell office:value-type="float" office:value="22.3" calcext:value-type="float">
            <text:p>22.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90" calcext:value-type="float">
            <text:p>2890</text:p>
          </table:table-cell>
          <table:table-cell office:value-type="float" office:value="17.3" calcext:value-type="float">
            <text:p>17.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Concord DL 6</text:p>
          </table:table-cell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65" calcext:value-type="float">
            <text:p>3265</text:p>
          </table:table-cell>
          <table:table-cell office:value-type="float" office:value="18.2" calcext:value-type="float">
            <text:p>18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Aspen 6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360" calcext:value-type="float">
            <text:p>3360</text:p>
          </table:table-cell>
          <table:table-cell office:value-type="float" office:value="16.6" calcext:value-type="float">
            <text:p>16.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aprice Classic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  <table:table-cell office:value-type="float" office:value="3840" calcext:value-type="float">
            <text:p>3840</text:p>
          </table:table-cell>
          <table:table-cell office:value-type="float" office:value="15.4" calcext:value-type="float">
            <text:p>15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LTD Landau</text:p>
          </table:table-cell>
          <table:table-cell office:value-type="float" office:value="17.6" calcext:value-type="float">
            <text:p>17.6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725" calcext:value-type="float">
            <text:p>3725</text:p>
          </table:table-cell>
          <table:table-cell office:value-type="float" office:value="13.4" calcext:value-type="float">
            <text:p>13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Grand Marquis</text:p>
          </table:table-cell>
          <table:table-cell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38" calcext:value-type="float">
            <text:p>138</text:p>
          </table:table-cell>
          <table:table-cell office:value-type="float" office:value="3955" calcext:value-type="float">
            <text:p>3955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St. Regis</text:p>
          </table:table-cell>
          <table:table-cell office:value-type="float" office:value="18.2" calcext:value-type="float">
            <text:p>18.2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35" calcext:value-type="float">
            <text:p>135</text:p>
          </table:table-cell>
          <table:table-cell office:value-type="float" office:value="3830" calcext:value-type="float">
            <text:p>3830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Estate Wagon (sw)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360" calcext:value-type="float">
            <text:p>436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29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Country Squire (sw)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2" calcext:value-type="float">
            <text:p>142</text:p>
          </table:table-cell>
          <table:table-cell office:value-type="float" office:value="4054" calcext:value-type="float">
            <text:p>4054</text:p>
          </table:table-cell>
          <table:table-cell office:value-type="float" office:value="14.3" calcext:value-type="float">
            <text:p>14.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0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Malibu Classic (sw)</text:p>
          </table:table-cell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office:value-type="float" office:value="3605" calcext:value-type="float">
            <text:p>360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0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ler Lebaron Town @ Country (sw)</text:p>
          </table:table-cell>
          <table:table-cell office:value-type="float" office:value="18.5" calcext:value-type="float">
            <text:p>18.5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0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 Custom</text:p>
          </table:table-cell>
          <table:table-cell office:value-type="float" office:value="31.9" calcext:value-type="float">
            <text:p>31.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25" calcext:value-type="float">
            <text:p>192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urope</text:p>
          </table:table-cell>
          <table:table-cell table:formula="of:=IF([.B30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GLC Deluxe</text:p>
          </table:table-cell>
          <table:table-cell office:value-type="float" office:value="34.1" calcext:value-type="float">
            <text:p>34.1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5.2" calcext:value-type="float">
            <text:p>15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apan</text:p>
          </table:table-cell>
          <table:table-cell table:formula="of:=IF([.B30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lt Hatchback Custom</text:p>
          </table:table-cell>
          <table:table-cell office:value-type="float" office:value="35.7" calcext:value-type="float">
            <text:p>35.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915" calcext:value-type="float">
            <text:p>1915</text:p>
          </table:table-cell>
          <table:table-cell office:value-type="float" office:value="14.4" calcext:value-type="float">
            <text:p>14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0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Spirit DL</text:p>
          </table:table-cell>
          <table:table-cell office:value-type="float" office:value="27.4" calcext:value-type="float">
            <text:p>27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2670" calcext:value-type="float">
            <text:p>267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0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des Benz 300d</text:p>
          </table:table-cell>
          <table:table-cell office:value-type="float" office:value="25.4" calcext:value-type="float">
            <text:p>25.4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float" office:value="3530" calcext:value-type="float">
            <text:p>3530</text:p>
          </table:table-cell>
          <table:table-cell office:value-type="float" office:value="20.1" calcext:value-type="float">
            <text:p>20.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urope</text:p>
          </table:table-cell>
          <table:table-cell table:formula="of:=IF([.B30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dillac Eldorado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office:value-type="float" office:value="3900" calcext:value-type="float">
            <text:p>3900</text:p>
          </table:table-cell>
          <table:table-cell office:value-type="float" office:value="17.4" calcext:value-type="float">
            <text:p>17.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0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geot 504</text:p>
          </table:table-cell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3190" calcext:value-type="float">
            <text:p>3190</text:p>
          </table:table-cell>
          <table:table-cell office:value-type="float" office:value="24.8" calcext:value-type="float">
            <text:p>24.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urope</text:p>
          </table:table-cell>
          <table:table-cell table:formula="of:=IF([.B30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Cutlass Salon Brougham</text:p>
          </table:table-cell>
          <table:table-cell office:value-type="float" office:value="23.9" calcext:value-type="float">
            <text:p>23.9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3420" calcext:value-type="float">
            <text:p>3420</text:p>
          </table:table-cell>
          <table:table-cell office:value-type="float" office:value="22.2" calcext:value-type="float">
            <text:p>22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1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Horizon</text:p>
          </table:table-cell>
          <table:table-cell office:value-type="float" office:value="34.2" calcext:value-type="float">
            <text:p>34.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200" calcext:value-type="float">
            <text:p>2200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1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Horizon TC3</text:p>
          </table:table-cell>
          <table:table-cell office:value-type="float" office:value="34.5" calcext:value-type="float">
            <text:p>34.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150" calcext:value-type="float">
            <text:p>2150</text:p>
          </table:table-cell>
          <table:table-cell office:value-type="float" office:value="14.9" calcext:value-type="float">
            <text:p>14.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210</text:p>
          </table:table-cell>
          <table:table-cell office:value-type="float" office:value="31.8" calcext:value-type="float">
            <text:p>31.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float" office:value="19.2" calcext:value-type="float">
            <text:p>19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apan</text:p>
          </table:table-cell>
          <table:table-cell table:formula="of:=IF([.B31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at Strada Custom</text:p>
          </table:table-cell>
          <table:table-cell office:value-type="float" office:value="37.3" calcext:value-type="float">
            <text:p>37.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2130" calcext:value-type="float">
            <text:p>2130</text:p>
          </table:table-cell>
          <table:table-cell office:value-type="float" office:value="14.7" calcext:value-type="float">
            <text:p>14.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urope</text:p>
          </table:table-cell>
          <table:table-cell table:formula="of:=IF([.B31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Skylark Limited</text:p>
          </table:table-cell>
          <table:table-cell office:value-type="float" office:value="28.4" calcext:value-type="float">
            <text:p>28.4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1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itation</text:p>
          </table:table-cell>
          <table:table-cell office:value-type="float" office:value="28.8" calcext:value-type="float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595" calcext:value-type="float">
            <text:p>2595</text:p>
          </table:table-cell>
          <table:table-cell office:value-type="float" office:value="11.3" calcext:value-type="float">
            <text:p>11.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1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Omega Brougham</text:p>
          </table:table-cell>
          <table:table-cell office:value-type="float" office:value="26.8" calcext:value-type="float">
            <text:p>26.8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700" calcext:value-type="float">
            <text:p>2700</text:p>
          </table:table-cell>
          <table:table-cell office:value-type="float" office:value="12.9" calcext:value-type="float">
            <text:p>12.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1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Phoenix</text:p>
          </table:table-cell>
          <table:table-cell office:value-type="float" office:value="33.5" calcext:value-type="float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556" calcext:value-type="float">
            <text:p>2556</text:p>
          </table:table-cell>
          <table:table-cell office:value-type="float" office:value="13.2" calcext:value-type="float">
            <text:p>13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US</text:p>
          </table:table-cell>
          <table:table-cell table:formula="of:=IF([.B31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</text:p>
          </table:table-cell>
          <table:table-cell office:value-type="float" office:value="41.5" calcext:value-type="float">
            <text:p>41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144" calcext:value-type="float">
            <text:p>2144</text:p>
          </table:table-cell>
          <table:table-cell office:value-type="float" office:value="14.7" calcext:value-type="float">
            <text:p>14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formula="of:=IF([.B31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 Tercel</text:p>
          </table:table-cell>
          <table:table-cell office:value-type="float" office:value="38.1" calcext:value-type="float">
            <text:p>38.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968" calcext:value-type="float">
            <text:p>1968</text:p>
          </table:table-cell>
          <table:table-cell office:value-type="float" office:value="18.8" calcext:value-type="float">
            <text:p>18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2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hevette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0" calcext:value-type="float">
            <text:p>2120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</text:p>
          </table:table-cell>
          <table:table-cell table:formula="of:=IF([.B32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310</text:p>
          </table:table-cell>
          <table:table-cell office:value-type="float" office:value="37.2" calcext:value-type="float">
            <text:p>37.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019" calcext:value-type="float">
            <text:p>2019</text:p>
          </table:table-cell>
          <table:table-cell office:value-type="float" office:value="16.4" calcext:value-type="float">
            <text:p>16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2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itation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8" calcext:value-type="float">
            <text:p>2678</text:p>
          </table:table-cell>
          <table:table-cell office:value-type="float" office:value="16.5" calcext:value-type="float">
            <text:p>16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</text:p>
          </table:table-cell>
          <table:table-cell table:formula="of:=IF([.B32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airmont</text:p>
          </table:table-cell>
          <table:table-cell office:value-type="float" office:value="26.4" calcext:value-type="float">
            <text:p>26.4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70" calcext:value-type="float">
            <text:p>2870</text:p>
          </table:table-cell>
          <table:table-cell office:value-type="float" office:value="18.1" calcext:value-type="float">
            <text:p>18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</text:p>
          </table:table-cell>
          <table:table-cell table:formula="of:=IF([.B32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Concord</text:p>
          </table:table-cell>
          <table:table-cell office:value-type="float" office:value="24.3" calcext:value-type="float">
            <text:p>24.3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003" calcext:value-type="float">
            <text:p>3003</text:p>
          </table:table-cell>
          <table:table-cell office:value-type="float" office:value="20.1" calcext:value-type="float">
            <text:p>20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</text:p>
          </table:table-cell>
          <table:table-cell table:formula="of:=IF([.B32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Aspen</text:p>
          </table:table-cell>
          <table:table-cell office:value-type="float" office:value="19.1" calcext:value-type="float">
            <text:p>19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3381" calcext:value-type="float">
            <text:p>3381</text:p>
          </table:table-cell>
          <table:table-cell office:value-type="float" office:value="18.7" calcext:value-type="float">
            <text:p>18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</text:p>
          </table:table-cell>
          <table:table-cell table:formula="of:=IF([.B32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 4000</text:p>
          </table:table-cell>
          <table:table-cell office:value-type="float" office:value="34.3" calcext:value-type="float">
            <text:p>34.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88" calcext:value-type="float">
            <text:p>2188</text:p>
          </table:table-cell>
          <table:table-cell office:value-type="float" office:value="15.8" calcext:value-type="float">
            <text:p>15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formula="of:=IF([.B32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 Liftback</text:p>
          </table:table-cell>
          <table:table-cell office:value-type="float" office:value="29.8" calcext:value-type="float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2711" calcext:value-type="float">
            <text:p>2711</text:p>
          </table:table-cell>
          <table:table-cell office:value-type="float" office:value="15.5" calcext:value-type="float">
            <text:p>15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2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626</text:p>
          </table:table-cell>
          <table:table-cell office:value-type="float" office:value="31.3" calcext:value-type="float">
            <text:p>31.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.5" calcext:value-type="float">
            <text:p>17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2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510 Hatchback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2434" calcext:value-type="float">
            <text:p>2434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3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32.2" calcext:value-type="float">
            <text:p>32.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15.2" calcext:value-type="float">
            <text:p>15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3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GLC</text:p>
          </table:table-cell>
          <table:table-cell office:value-type="float" office:value="46.6" calcext:value-type="float">
            <text:p>46.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7.9" calcext:value-type="float">
            <text:p>17.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3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olt</text:p>
          </table:table-cell>
          <table:table-cell office:value-type="float" office:value="27.9" calcext:value-type="float">
            <text:p>27.9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800" calcext:value-type="float">
            <text:p>2800</text:p>
          </table:table-cell>
          <table:table-cell office:value-type="float" office:value="14.4" calcext:value-type="float">
            <text:p>14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</text:p>
          </table:table-cell>
          <table:table-cell table:formula="of:=IF([.B33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210</text:p>
          </table:table-cell>
          <table:table-cell office:value-type="float" office:value="40.8" calcext:value-type="float">
            <text:p>40.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float" office:value="19.2" calcext:value-type="float">
            <text:p>19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3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 C (Diesel)</text:p>
          </table:table-cell>
          <table:table-cell office:value-type="float" office:value="44.3" calcext:value-type="float">
            <text:p>44.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085" calcext:value-type="float">
            <text:p>2085</text:p>
          </table:table-cell>
          <table:table-cell office:value-type="float" office:value="21.7" calcext:value-type="float">
            <text:p>21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formula="of:=IF([.B33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Dasher (diesel)</text:p>
          </table:table-cell>
          <table:table-cell office:value-type="float" office:value="43.4" calcext:value-type="float">
            <text:p>43.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335" calcext:value-type="float">
            <text:p>2335</text:p>
          </table:table-cell>
          <table:table-cell office:value-type="float" office:value="23.7" calcext:value-type="float">
            <text:p>23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formula="of:=IF([.B33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di 5000s (diesel)</text:p>
          </table:table-cell>
          <table:table-cell office:value-type="float" office:value="36.4" calcext:value-type="float">
            <text:p>36.4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2950" calcext:value-type="float">
            <text:p>2950</text:p>
          </table:table-cell>
          <table:table-cell office:value-type="float" office:value="19.9" calcext:value-type="float">
            <text:p>19.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formula="of:=IF([.B33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des-Benz 240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3250" calcext:value-type="float">
            <text:p>3250</text:p>
          </table:table-cell>
          <table:table-cell office:value-type="float" office:value="21.8" calcext:value-type="float">
            <text:p>21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formula="of:=IF([.B33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Civic 1500 gl</text:p>
          </table:table-cell>
          <table:table-cell office:value-type="float" office:value="44.6" calcext:value-type="float">
            <text:p>44.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850" calcext:value-type="float">
            <text:p>1850</text:p>
          </table:table-cell>
          <table:table-cell office:value-type="float" office:value="13.8" calcext:value-type="float">
            <text:p>13.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3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ault Lecar Deluxe</text:p>
          </table:table-cell>
          <table:table-cell office:value-type="float" office:value="40.9" calcext:value-type="float">
            <text:p>40.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 office:value-type="float" office:value="17.3" calcext:value-type="float">
            <text:p>17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formula="of:=IF([.B34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aru DL</text:p>
          </table:table-cell>
          <table:table-cell office:value-type="float" office:value="33.8" calcext:value-type="float">
            <text:p>33.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145" calcext:value-type="float">
            <text:p>214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4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</text:p>
          </table:table-cell>
          <table:table-cell office:value-type="float" office:value="29.8" calcext:value-type="float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845" calcext:value-type="float">
            <text:p>1845</text:p>
          </table:table-cell>
          <table:table-cell office:value-type="float" office:value="15.3" calcext:value-type="float">
            <text:p>15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formula="of:=IF([.B34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280-ZX</text:p>
          </table:table-cell>
          <table:table-cell office:value-type="float" office:value="32.7" calcext:value-type="float">
            <text:p>32.7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2910" calcext:value-type="float">
            <text:p>2910</text:p>
          </table:table-cell>
          <table:table-cell office:value-type="float" office:value="11.4" calcext:value-type="float">
            <text:p>11.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4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RX-7 GS</text:p>
          </table:table-cell>
          <table:table-cell office:value-type="float" office:value="23.7" calcext:value-type="float">
            <text:p>23.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4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umph TR7 Coupe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2500" calcext:value-type="float">
            <text:p>2500</text:p>
          </table:table-cell>
          <table:table-cell office:value-type="float" office:value="15.1" calcext:value-type="float">
            <text:p>15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urope</text:p>
          </table:table-cell>
          <table:table-cell table:formula="of:=IF([.B34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ustang Cobra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905" calcext:value-type="float">
            <text:p>2905</text:p>
          </table:table-cell>
          <table:table-cell office:value-type="float" office:value="14.3" calcext:value-type="float">
            <text:p>14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</text:p>
          </table:table-cell>
          <table:table-cell table:formula="of:=IF([.B34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Accord</text:p>
          </table:table-cell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2290" calcext:value-type="float">
            <text:p>229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pan</text:p>
          </table:table-cell>
          <table:table-cell table:formula="of:=IF([.B34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Reliant</text:p>
          </table:table-cell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490" calcext:value-type="float">
            <text:p>2490</text:p>
          </table:table-cell>
          <table:table-cell office:value-type="float" office:value="15.7" calcext:value-type="float">
            <text:p>15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4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Skylark</text:p>
          </table:table-cell>
          <table:table-cell office:value-type="float" office:value="26.6" calcext:value-type="float">
            <text:p>26.6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2635" calcext:value-type="float">
            <text:p>263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4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Aries Wagon (sw)</text:p>
          </table:table-cell>
          <table:table-cell office:value-type="float" office:value="25.8" calcext:value-type="float">
            <text:p>25.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620" calcext:value-type="float">
            <text:p>262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5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itation</text:p>
          </table:table-cell>
          <table:table-cell office:value-type="float" office:value="23.5" calcext:value-type="float">
            <text:p>23.5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2725" calcext:value-type="float">
            <text:p>2725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5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Relian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85" calcext:value-type="float">
            <text:p>2385</text:p>
          </table:table-cell>
          <table:table-cell office:value-type="float" office:value="12.9" calcext:value-type="float">
            <text:p>12.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5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Starlet</text:p>
          </table:table-cell>
          <table:table-cell office:value-type="float" office:value="39.1" calcext:value-type="float">
            <text:p>39.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755" calcext:value-type="float">
            <text:p>1755</text:p>
          </table:table-cell>
          <table:table-cell office:value-type="float" office:value="16.9" calcext:value-type="float">
            <text:p>16.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5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Champ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875" calcext:value-type="float">
            <text:p>1875</text:p>
          </table:table-cell>
          <table:table-cell office:value-type="float" office:value="16.4" calcext:value-type="float">
            <text:p>16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5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Civic 1300</text:p>
          </table:table-cell>
          <table:table-cell office:value-type="float" office:value="35.1" calcext:value-type="float">
            <text:p>35.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760" calcext:value-type="float">
            <text:p>1760</text:p>
          </table:table-cell>
          <table:table-cell office:value-type="float" office:value="16.1" calcext:value-type="float">
            <text:p>16.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5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aru</text:p>
          </table:table-cell>
          <table:table-cell office:value-type="float" office:value="32.3" calcext:value-type="float">
            <text:p>32.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065" calcext:value-type="float">
            <text:p>2065</text:p>
          </table:table-cell>
          <table:table-cell office:value-type="float" office:value="17.8" calcext:value-type="float">
            <text:p>17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5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210 MPG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float" office:value="19.4" calcext:value-type="float">
            <text:p>19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5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Tercel</text:p>
          </table:table-cell>
          <table:table-cell office:value-type="float" office:value="37.7" calcext:value-type="float">
            <text:p>37.7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050" calcext:value-type="float">
            <text:p>2050</text:p>
          </table:table-cell>
          <table:table-cell office:value-type="float" office:value="17.3" calcext:value-type="float">
            <text:p>17.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5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GLC 4</text:p>
          </table:table-cell>
          <table:table-cell office:value-type="float" office:value="34.1" calcext:value-type="float">
            <text:p>34.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85" calcext:value-type="float">
            <text:p>198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5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Horizon 4</text:p>
          </table:table-cell>
          <table:table-cell office:value-type="float" office:value="34.7" calcext:value-type="float">
            <text:p>34.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215" calcext:value-type="float">
            <text:p>2215</text:p>
          </table:table-cell>
          <table:table-cell office:value-type="float" office:value="14.9" calcext:value-type="float">
            <text:p>14.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6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Escort 4W</text:p>
          </table:table-cell>
          <table:table-cell office:value-type="float" office:value="34.4" calcext:value-type="float">
            <text:p>34.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office:value-type="float" office:value="16.2" calcext:value-type="float">
            <text:p>16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6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Escort 2H</text:p>
          </table:table-cell>
          <table:table-cell office:value-type="float" office:value="29.9" calcext:value-type="float">
            <text:p>29.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380" calcext:value-type="float">
            <text:p>2380</text:p>
          </table:table-cell>
          <table:table-cell office:value-type="float" office:value="20.7" calcext:value-type="float">
            <text:p>20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6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Jetta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2190" calcext:value-type="float">
            <text:p>2190</text:p>
          </table:table-cell>
          <table:table-cell office:value-type="float" office:value="14.2" calcext:value-type="float">
            <text:p>14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urope</text:p>
          </table:table-cell>
          <table:table-cell table:formula="of:=IF([.B36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ault 18i</text:p>
          </table:table-cell>
          <table:table-cell office:value-type="float" office:value="34.5" calcext:value-type="float">
            <text:p>34.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 office:value-type="float" office:value="15.8" calcext:value-type="float">
            <text:p>15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urope</text:p>
          </table:table-cell>
          <table:table-cell table:formula="of:=IF([.B36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Prelude</text:p>
          </table:table-cell>
          <table:table-cell office:value-type="float" office:value="33.7" calcext:value-type="float">
            <text:p>33.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10" calcext:value-type="float">
            <text:p>2210</text:p>
          </table:table-cell>
          <table:table-cell office:value-type="float" office:value="14.4" calcext:value-type="float">
            <text:p>14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6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350" calcext:value-type="float">
            <text:p>2350</text:p>
          </table:table-cell>
          <table:table-cell office:value-type="float" office:value="16.8" calcext:value-type="float">
            <text:p>16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6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200SX</text:p>
          </table:table-cell>
          <table:table-cell office:value-type="float" office:value="32.9" calcext:value-type="float">
            <text:p>32.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615" calcext:value-type="float">
            <text:p>2615</text:p>
          </table:table-cell>
          <table:table-cell office:value-type="float" office:value="14.8" calcext:value-type="float">
            <text:p>14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6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626</text:p>
          </table:table-cell>
          <table:table-cell office:value-type="float" office:value="31.6" calcext:value-type="float">
            <text:p>31.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2635" calcext:value-type="float">
            <text:p>2635</text:p>
          </table:table-cell>
          <table:table-cell office:value-type="float" office:value="18.3" calcext:value-type="float">
            <text:p>18.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6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geot 505s Turbo Diesel</text:p>
          </table:table-cell>
          <table:table-cell office:value-type="float" office:value="28.1" calcext:value-type="float">
            <text:p>28.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3230" calcext:value-type="float">
            <text:p>3230</text:p>
          </table:table-cell>
          <table:table-cell office:value-type="float" office:value="20.4" calcext:value-type="float">
            <text:p>20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urope</text:p>
          </table:table-cell>
          <table:table-cell table:formula="of:=IF([.B36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ab 900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800" calcext:value-type="float">
            <text:p>2800</text:p>
          </table:table-cell>
          <table:table-cell office:value-type="float" office:value="15.4" calcext:value-type="float">
            <text:p>15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urope</text:p>
          </table:table-cell>
          <table:table-cell table:formula="of:=IF([.B370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vo Diesel</text:p>
          </table:table-cell>
          <table:table-cell office:value-type="float" office:value="30.7" calcext:value-type="float">
            <text:p>30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3160" calcext:value-type="float">
            <text:p>3160</text:p>
          </table:table-cell>
          <table:table-cell office:value-type="float" office:value="19.6" calcext:value-type="float">
            <text:p>19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urope</text:p>
          </table:table-cell>
          <table:table-cell table:formula="of:=IF([.B37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ressida</text:p>
          </table:table-cell>
          <table:table-cell office:value-type="float" office:value="25.4" calcext:value-type="float">
            <text:p>25.4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2900" calcext:value-type="float">
            <text:p>2900</text:p>
          </table:table-cell>
          <table:table-cell office:value-type="float" office:value="12.6" calcext:value-type="float">
            <text:p>12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7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810 Maxima</text:p>
          </table:table-cell>
          <table:table-cell office:value-type="float" office:value="24.2" calcext:value-type="float">
            <text:p>24.2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2930" calcext:value-type="float">
            <text:p>2930</text:p>
          </table:table-cell>
          <table:table-cell office:value-type="float" office:value="13.8" calcext:value-type="float">
            <text:p>13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apan</text:p>
          </table:table-cell>
          <table:table-cell table:formula="of:=IF([.B37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Century</text:p>
          </table:table-cell>
          <table:table-cell office:value-type="float" office:value="22.4" calcext:value-type="float">
            <text:p>22.4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415" calcext:value-type="float">
            <text:p>3415</text:p>
          </table:table-cell>
          <table:table-cell office:value-type="float" office:value="15.8" calcext:value-type="float">
            <text:p>15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7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Cutlass LS</text:p>
          </table:table-cell>
          <table:table-cell office:value-type="float" office:value="26.6" calcext:value-type="float">
            <text:p>26.6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05" calcext:value-type="float">
            <text:p>105</text:p>
          </table:table-cell>
          <table:table-cell office:value-type="float" office:value="3725" calcext:value-type="float">
            <text:p>372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7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renada gl</text:p>
          </table:table-cell>
          <table:table-cell office:value-type="float" office:value="20.2" calcext:value-type="float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3060" calcext:value-type="float">
            <text:p>3060</text:p>
          </table:table-cell>
          <table:table-cell office:value-type="float" office:value="17.1" calcext:value-type="float">
            <text:p>17.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7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ler Lebaron Salon</text:p>
          </table:table-cell>
          <table:table-cell office:value-type="float" office:value="17.6" calcext:value-type="float">
            <text:p>17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3465" calcext:value-type="float">
            <text:p>3465</text:p>
          </table:table-cell>
          <table:table-cell office:value-type="float" office:value="16.6" calcext:value-type="float">
            <text:p>16.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US</text:p>
          </table:table-cell>
          <table:table-cell table:formula="of:=IF([.B37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avali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05" calcext:value-type="float">
            <text:p>2605</text:p>
          </table:table-cell>
          <table:table-cell office:value-type="float" office:value="19.6" calcext:value-type="float">
            <text:p>19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7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avalier Wagon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40" calcext:value-type="float">
            <text:p>2640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7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avalier 2-door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395" calcext:value-type="float">
            <text:p>239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8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J2000 SE Hatchback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2575" calcext:value-type="float">
            <text:p>257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8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Aries S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525" calcext:value-type="float">
            <text:p>2525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8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iac Phoenix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735" calcext:value-type="float">
            <text:p>273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8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airmont Futur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865" calcext:value-type="float">
            <text:p>286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8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C Concord DL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20.5" calcext:value-type="float">
            <text:p>20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8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Rabbit l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980" calcext:value-type="float">
            <text:p>1980</text:p>
          </table:table-cell>
          <table:table-cell office:value-type="float" office:value="15.3" calcext:value-type="float">
            <text:p>15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urope</text:p>
          </table:table-cell>
          <table:table-cell table:formula="of:=IF([.B38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GLC Custom l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2025" calcext:value-type="float">
            <text:p>2025</text:p>
          </table:table-cell>
          <table:table-cell office:value-type="float" office:value="18.2" calcext:value-type="float">
            <text:p>18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  <table:table-cell table:formula="of:=IF([.B38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zda GLC Custom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70" calcext:value-type="float">
            <text:p>1970</text:p>
          </table:table-cell>
          <table:table-cell office:value-type="float" office:value="17.6" calcext:value-type="float">
            <text:p>17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  <table:table-cell table:formula="of:=IF([.B38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ymouth Horizon Miser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125" calcext:value-type="float">
            <text:p>212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8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ury Lynx l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5" calcext:value-type="float">
            <text:p>2125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9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ssan Stanza XE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160" calcext:value-type="float">
            <text:p>2160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  <table:table-cell table:formula="of:=IF([.B39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Accord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05" calcext:value-type="float">
            <text:p>220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  <table:table-cell table:formula="of:=IF([.B39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orolla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2245" calcext:value-type="float">
            <text:p>2245</text:p>
          </table:table-cell>
          <table:table-cell office:value-type="float" office:value="16.9" calcext:value-type="float">
            <text:p>16.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  <table:table-cell table:formula="of:=IF([.B39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Civic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  <table:table-cell table:formula="of:=IF([.B39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da Civic (auto)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.7" calcext:value-type="float">
            <text:p>15.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  <table:table-cell table:formula="of:=IF([.B39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sun 310 GX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95" calcext:value-type="float">
            <text:p>1995</text:p>
          </table:table-cell>
          <table:table-cell office:value-type="float" office:value="16.2" calcext:value-type="float">
            <text:p>16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  <table:table-cell table:formula="of:=IF([.B39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ck Century Limite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945" calcext:value-type="float">
            <text:p>294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9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smobile Cutlass Ciera (diesel)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float" office:value="85" calcext:value-type="float">
            <text:p>85</text:p>
          </table:table-cell>
          <table:table-cell office:value-type="float" office:value="3015" calcext:value-type="float">
            <text:p>301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9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ysler Lebaron Medallion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585" calcext:value-type="float">
            <text:p>2585</text:p>
          </table:table-cell>
          <table:table-cell office:value-type="float" office:value="14.5" calcext:value-type="float">
            <text:p>14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39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Grenada l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2835" calcext:value-type="float">
            <text:p>2835</text:p>
          </table:table-cell>
          <table:table-cell office:value-type="float" office:value="14.7" calcext:value-type="float">
            <text:p>14.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40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ota Celica G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2665" calcext:value-type="float">
            <text:p>2665</text:p>
          </table:table-cell>
          <table:table-cell office:value-type="float" office:value="13.9" calcext:value-type="float">
            <text:p>13.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apan</text:p>
          </table:table-cell>
          <table:table-cell table:formula="of:=IF([.B40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harger 2.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70" calcext:value-type="float">
            <text:p>237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40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amaro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950" calcext:value-type="float">
            <text:p>2950</text:p>
          </table:table-cell>
          <table:table-cell office:value-type="float" office:value="17.3" calcext:value-type="float">
            <text:p>17.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403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Mustang GL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2790" calcext:value-type="float">
            <text:p>2790</text:p>
          </table:table-cell>
          <table:table-cell office:value-type="float" office:value="15.6" calcext:value-type="float">
            <text:p>15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40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kswagen Pickup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130" calcext:value-type="float">
            <text:p>2130</text:p>
          </table:table-cell>
          <table:table-cell office:value-type="float" office:value="24.6" calcext:value-type="float">
            <text:p>24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urope</text:p>
          </table:table-cell>
          <table:table-cell table:formula="of:=IF([.B40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Rampag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295" calcext:value-type="float">
            <text:p>2295</text:p>
          </table:table-cell>
          <table:table-cell office:value-type="float" office:value="11.6" calcext:value-type="float">
            <text:p>11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40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Rang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2625" calcext:value-type="float">
            <text:p>2625</text:p>
          </table:table-cell>
          <table:table-cell office:value-type="float" office:value="18.6" calcext:value-type="float">
            <text:p>18.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407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y S-1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2720" calcext:value-type="float">
            <text:p>2720</text:p>
          </table:table-cell>
          <table:table-cell office:value-type="float" office:value="19.4" calcext:value-type="float">
            <text:p>19.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US</text:p>
          </table:table-cell>
          <table:table-cell table:formula="of:=IF([.B408]&gt;0;1;0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3" table:style-name="ce5" office:value-type="string" calcext:value-type="string">
            <text:p>Sum</text:p>
          </table:table-cell>
          <table:table-cell table:number-columns-repeated="3" table:style-name="ce5" office:value-type="string" calcext:value-type="string">
            <text:p>Average</text:p>
          </table:table-cell>
          <table:table-cell table:style-name="ce5" office:value-type="string" calcext:value-type="string">
            <text:p>Count</text:p>
          </table:table-cell>
          <table:table-cell table:style-name="ce5" office:value-type="string" calcext:value-type="string">
            <text:p>Count of US</text:p>
          </table:table-cell>
          <table:table-cell table:style-name="ce5" office:value-type="string" calcext:value-type="string">
            <text:p>Count of 1</text:p>
          </table:table-cell>
        </table:table-row>
        <table:table-row table:style-name="ro1">
          <table:table-cell table:style-name="Default"/>
          <table:table-cell table:style-name="ce6" table:formula="of:=SUM([.B3:.B408])" office:value-type="float" office:value="9358.8" calcext:value-type="float">
            <text:p>9358.8</text:p>
          </table:table-cell>
          <table:table-cell table:style-name="ce6" table:formula="of:=SUM([.C3:.C408])" office:value-type="float" office:value="2223" calcext:value-type="float">
            <text:p>2223</text:p>
          </table:table-cell>
          <table:table-cell table:style-name="ce6" table:formula="of:=SUM([.D3:.D408])" office:value-type="float" office:value="79080.5" calcext:value-type="float">
            <text:p>79080.5</text:p>
          </table:table-cell>
          <table:table-cell table:style-name="ce6" table:formula="of:=AVERAGE([.E3:.E408])" office:value-type="float" office:value="103.529556650246" calcext:value-type="float">
            <text:p>103.5295566502</text:p>
          </table:table-cell>
          <table:table-cell table:style-name="ce6" table:formula="of:=AVERAGE([.F3:.F408])" office:value-type="float" office:value="2979.41379310345" calcext:value-type="float">
            <text:p>2979.4137931035</text:p>
          </table:table-cell>
          <table:table-cell table:style-name="ce6" table:formula="of:=AVERAGE([.G3:.G408])" office:value-type="float" office:value="15.5197044334975" calcext:value-type="float">
            <text:p>15.5197044335</text:p>
          </table:table-cell>
          <table:table-cell table:style-name="ce6" table:formula="of:=COUNT([.H3:.H408])" office:value-type="float" office:value="406" calcext:value-type="float">
            <text:p>406</text:p>
          </table:table-cell>
          <table:table-cell table:style-name="ce6" table:formula="of:=COUNTIF([.I3:.I208]; &quot;US&quot;)" office:value-type="float" office:value="141" calcext:value-type="float">
            <text:p>141</text:p>
          </table:table-cell>
          <table:table-cell table:style-name="ce6" table:formula="of:=COUNTIF([.J3:.J408]; 1)" office:value-type="float" office:value="398" calcext:value-type="float">
            <text:p>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8:29:28.0592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date>2015-12-06T18:30:40.082003000</dc:date>
    <meta:editing-duration>PT18M21S</meta:editing-duration>
    <meta:editing-cycles>2</meta:editing-cycles>
    <meta:document-statistic meta:table-count="1" meta:cell-count="4097" meta:object-count="0"/>
  </office:meta>
</office:document-meta>
</file>